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en" fo:country="none"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language="en" fo:country="none"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n" fo:country="none"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ff0000" fo:language="en" fo:country="none"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language="en" fo:country="none"/>
    </style:style>
    <style:style style:name="T2" style:family="text">
      <style:text-properties fo:color="#0000ff"/>
    </style:style>
    <style:style style:name="T3" style:family="text">
      <style:text-properties fo:color="#0000ff" fo:language="en" fo:country="none"/>
    </style:style>
    <style:style style:name="T4" style:family="text">
      <style:text-properties fo:color="#00ff00"/>
    </style:style>
    <style:style style:name="T5" style:family="text">
      <style:text-properties fo:color="#00ff00" fo:language="en" fo:country="none"/>
    </style:style>
    <style:style style:name="T6" style:family="text">
      <style:text-properties fo:color="#ff0000"/>
    </style:style>
    <style:style style:name="T7" style:family="text">
      <style:text-properties fo:color="#ff0000" fo:language="en" fo:country="none"/>
    </style:style>
    <style:style style:name="T8" style:family="text">
      <style:text-properties fo:color="#ff95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works Server Api</text:p>
      <text:p text:style-name="P1"/>
      <text:p text:style-name="P2"><text:bookmark text:name="result_box"/>What is the API?<text:line-break/>You can use an SL script query different data.<text:line-break/>For example:<text:line-break/>* uuid of an avatar<text:line-break/>* Texturekey of a sim<text:line-break/>* all the important information of a gate from the gate network</text:p>
      <text:p text:style-name="P3"/>
      <text:p text:style-name="P3"><text:bookmark text:name="result_box1"/><text:span text:style-name="T1">To retrieve an uuid from an avatar:</text:span> </text:p>
      <text:p text:style-name="P3"><text:a xlink:type="simple" xlink:href="http://cyber.caworks-sl.de/API/api.php?key='your_api_key'&amp;action=n2k&amp;var=cyber%20Ahn">http://cyber.caworks-sl.de/API/api.php?key='your_api_key'&amp;action=n2k&amp;var=cyber%20Ahn</text:a></text:p>
      <text:p text:style-name="P3">---------------------------------------------------------</text:p>
      <text:p text:style-name="P3"><text:bookmark text:name="result_box2"/><text:span text:style-name="T1">To get a Texturekey of a Sim:</text:span> </text:p>
      <text:p text:style-name="P3"><text:a xlink:type="simple" xlink:href="http://cyber.caworks-sl.de/API/api.php?key='your_api_key'&amp;action=simmap&amp;var=Lychee%20Island">http://cyber.caworks-sl.de/API/api.php?key='your_api_key'&amp;action=simmap&amp;var=Lychee%20Island</text:a></text:p>
      <text:p text:style-name="P3">----------------------------------------------------------</text:p>
      <text:p text:style-name="P2"><text:bookmark text:name="result_box3"/>To retrieve information about a gate:</text:p>
      <text:p text:style-name="P3"><text:a xlink:type="simple" xlink:href="http://cyber.caworks-sl.de/API/api.php?key='your_api_key'&amp;action=gatesearch&amp;var=kxworks">http://cyber.caworks-sl.de/API/api.php?key='your_api_key'&amp;action=gatesearch&amp;var=kxworks</text:a></text:p>
      <text:p text:style-name="P3"/>
      <text:p text:style-name="P3">on position kxworks you can use:</text:p>
      <text:p text:style-name="P3">GateName,SimName or Owner of the Gate</text:p>
      <text:p text:style-name="P3"/>
      <text:p text:style-name="P3"><text:bookmark text:name="result_box5"/><text:span text:style-name="T1">Returned Data:</text:span> </text:p>
      <text:p text:style-name="P3">GateName|Sim|Position|Owner|Model|Address</text:p>
      <text:p text:style-name="P3">----------------------------------------------------------------</text:p>
      <text:p text:style-name="P3"><text:bookmark text:name="result_box6"/><text:span text:style-name="T1">To post a message to an object</text:span> </text:p>
      <text:p text:style-name="P3"><text:a xlink:type="simple" xlink:href="http://cyber.caworks-sl.de/API/api.php?key='your_api_key'&amp;action=comm&amp;var=your-message&amp;chan=1&amp;obid=http-uuid">http://cyber.caworks-sl.de/API/api.php?key='your_api_key'&amp;action=comm&amp;var=your-message&amp;chan=1&amp;obid=http-uuid</text:a></text:p>
      <text:p text:style-name="P3"/>
      <text:p text:style-name="P3"><text:bookmark text:name="result_box7"/><text:span text:style-name="T1">For example scripts see below.</text:span></text:p>
      <text:p text:style-name="P3"/>
      <text:p text:style-name="P3">*****************************************************************************</text:p>
      <text:p text:style-name="P2"><text:bookmark text:name="result_box4"/>To get an API Key to write an IM inworld to cyber81 Bellic.</text:p>
      <text:p text:style-name="P2">*****************************************************************************</text:p>
      <text:p text:style-name="P2">Example LSL code for NameToKey:</text:p>
      <text:p text:style-name="P4"><text:span text:style-name="T5">key</text:span><text:span text:style-name="T1"> reqid;</text:span></text:p>
      <text:p text:style-name="P7">default</text:p>
      <text:p text:style-name="P6">{</text:p>
      <text:p text:style-name="P4"><text:span text:style-name="T1"><text:s/><text:tab/></text:span><text:span text:style-name="T3">state_entry</text:span><text:span text:style-name="T1">()</text:span></text:p>
      <text:p text:style-name="P6"><text:s text:c="4"/><text:tab/>{</text:p>
      <text:p text:style-name="P6"><text:s text:c="4"/><text:tab/>}</text:p>
      <text:p text:style-name="P4"><text:span text:style-name="T1"><text:s text:c="4"/><text:tab/></text:span><text:span text:style-name="T3">touch_start</text:span><text:span text:style-name="T1">(</text:span><text:span text:style-name="T5">integer</text:span><text:span text:style-name="T1"> total_number)</text:span></text:p>
      <text:p text:style-name="P6"><text:s text:c="4"/><text:tab/>{</text:p>
      <text:p text:style-name="P4"><text:span text:style-name="T1"><text:tab/><text:tab/>reqid = </text:span><text:span text:style-name="T7">llHTTPRequest</text:span><text:span text:style-name="T1">("</text:span><text:a xlink:type="simple" xlink:href="http://cyber.caworks-sl.de/API/api.php?key=your">http://cyber.caworks-sl.de/API/api.php?key=your</text:a><text:a xlink:type="simple" xlink:href="http://cyber.caworks-sl.de/API/api.php?key=yourapi"> api</text:a><text:span text:style-name="T1"> key&amp;action=n2k&amp;var="+</text:span><text:span text:style-name="T7">llEscapeURL</text:span><text:span text:style-name="T1">("cyber Ahn"), [], "");</text:span></text:p>
      <text:p text:style-name="P6"><text:s text:c="4"/><text:tab/>}</text:p>
      <text:p text:style-name="P4"><text:span text:style-name="T1"><text:s text:c="4"/><text:tab/></text:span><text:span text:style-name="T3">http_response</text:span><text:span text:style-name="T1">(</text:span><text:span text:style-name="T5">key</text:span><text:span text:style-name="T1"> id, </text:span><text:span text:style-name="T5">integer</text:span><text:span text:style-name="T1"> status, </text:span><text:span text:style-name="T5">list</text:span><text:span text:style-name="T1"> meta, </text:span><text:span text:style-name="T5">string</text:span><text:span text:style-name="T1"> body)</text:span></text:p>
      <text:p text:style-name="P6"><text:s text:c="4"/><text:tab/>{</text:p>
      <text:p text:style-name="P4"><text:span text:style-name="T1"><text:s text:c="8"/><text:tab/><text:tab/></text:span><text:span text:style-name="T3">if</text:span><text:span text:style-name="T1"> ( id == reqid )</text:span></text:p>
      <text:p text:style-name="P6"><text:s text:c="8"/><text:tab/><text:tab/>{</text:p>
      <text:p text:style-name="P4"><text:span text:style-name="T1"><text:s text:c="12"/><text:tab/><text:tab/></text:span><text:span text:style-name="T7">llSay</text:span><text:span text:style-name="T1">(0,body);</text:span></text:p>
      <text:p text:style-name="P6"><text:s text:c="8"/><text:tab/><text:tab/>}</text:p>
      <text:p text:style-name="P6"><text:soft-page-break/><text:s text:c="4"/><text:tab/>}</text:p>
      <text:p text:style-name="P6">}</text:p>
      <text:p text:style-name="P6"/>
      <text:p text:style-name="P2">Example LSL code for send a message to Object:</text:p>
      <text:p text:style-name="P2"/>
      <text:p text:style-name="P2"><text:bookmark text:name="result_box8"/>transmitter </text:p>
      <text:p text:style-name="P2">--------------</text:p>
      <text:p text:style-name="P2"/>
      <text:p text:style-name="P6"><text:span text:style-name="T4">key</text:span> reqid;</text:p>
      <text:p text:style-name="P7">default</text:p>
      <text:p text:style-name="P6">{</text:p>
      <text:p text:style-name="P6"><text:s/><text:tab/><text:span text:style-name="T2">state_entry</text:span>()</text:p>
      <text:p text:style-name="P6"><text:s text:c="4"/><text:tab/>{</text:p>
      <text:p text:style-name="P6"><text:s text:c="4"/><text:tab/>}</text:p>
      <text:p text:style-name="P6"><text:s text:c="4"/><text:tab/><text:span text:style-name="T2">touch_start</text:span>(<text:span text:style-name="T4">integer</text:span> total_number)</text:p>
      <text:p text:style-name="P6"><text:s text:c="4"/><text:tab/>{</text:p>
      <text:p text:style-name="P6"><text:s text:c="8"/><text:tab/><text:tab/>reqid = <text:span text:style-name="T6">llHTTPRequest</text:span>("http://cyber.caworks-sl.de/API/api.php?key=your_api_key2&amp;action=comm&amp;var=your-message&amp;chan=1&amp;obid=http-uuid_from_receiver", [], "");</text:p>
      <text:p text:style-name="P6"><text:s text:c="4"/><text:tab/>}</text:p>
      <text:p text:style-name="P6">}</text:p>
      <text:p text:style-name="P6"/>
      <text:p text:style-name="P2">receiver</text:p>
      <text:p text:style-name="P2">----------</text:p>
      <text:p text:style-name="P2"/>
      <text:p text:style-name="P6"><text:span text:style-name="T4">key</text:span> reqid;</text:p>
      <text:p text:style-name="P7">default</text:p>
      <text:p text:style-name="P6">{</text:p>
      <text:p text:style-name="P6"><text:s text:c="4"/><text:tab/><text:span text:style-name="T2">state_entry</text:span>()</text:p>
      <text:p text:style-name="P6"><text:s text:c="4"/><text:tab/>{</text:p>
      <text:p text:style-name="P6"><text:s text:c="8"/><text:tab/><text:tab/><text:span text:style-name="T6">llOpenRemoteDataChannel</text:span>();</text:p>
      <text:p text:style-name="P6"><text:s text:c="4"/><text:tab/>}</text:p>
      <text:p text:style-name="P6"><text:s text:c="3"/><text:tab/><text:span text:style-name="T2"> remote_data</text:span>(<text:span text:style-name="T4">integer</text:span> type, <text:span text:style-name="T4">key</text:span> channel, <text:span text:style-name="T4">key</text:span> message_id, <text:span text:style-name="T4">string </text:span>sender, <text:span text:style-name="T4">integer</text:span> ival, <text:span text:style-name="T4">string</text:span> sval) </text:p>
      <text:p text:style-name="P6"><text:s text:c="4"/><text:tab/>{</text:p>
      <text:p text:style-name="P6"><text:s text:c="8"/><text:tab/><text:tab/>if (type == <text:span text:style-name="T2">REMOTE_DATA_CHANNEL</text:span>) </text:p>
      <text:p text:style-name="P6"><text:s text:c="8"/><text:tab/><text:tab/>{ </text:p>
      <text:p text:style-name="P6"><text:s text:c="12"/><text:tab/><text:tab/>string id_http = channel;</text:p>
      <text:p text:style-name="P6"><text:s text:c="12"/><text:tab/><text:tab/><text:span text:style-name="T6">llOwnerSay</text:span>( "http_uuid = "+ id_http); <text:span text:style-name="T8">//uuid for the transmitter</text:span></text:p>
      <text:p text:style-name="P6"><text:s text:c="8"/><text:tab/><text:tab/>}</text:p>
      <text:p text:style-name="P6"><text:s text:c="7"/><text:tab/> <text:tab/>if (type == <text:span text:style-name="T2">REMOTE_DATA_REQUEST</text:span>) </text:p>
      <text:p text:style-name="P6"><text:s text:c="8"/><text:tab/><text:tab/>{</text:p>
      <text:p text:style-name="P6"><text:s text:c="12"/><text:tab/><text:tab/><text:span text:style-name="T6">llSay</text:span>(0,"Message = "+sval+" and Channel = "+(string)ival);</text:p>
      <text:p text:style-name="P6"><text:s text:c="8"/><text:tab/><text:tab/>}</text:p>
      <text:p text:style-name="P6"><text:s text:c="4"/><text:tab/>}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6T23:24:46.11</meta:creation-date>
    <dc:date>2011-10-27T19:03:05.88</dc:date>
    <meta:editing-duration>PT34M27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2" meta:paragraph-count="76" meta:word-count="238" meta:character-count="2536"/>
  </office:meta>
</office:document-meta>
</file>